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4fe67" officeooo:paragraph-rsid="0024fe67"/>
    </style:style>
    <style:style style:name="P8" style:family="paragraph" style:parent-style-name="Table_20_Contents">
      <style:text-properties officeooo:rsid="0025525d" officeooo:paragraph-rsid="0025525d"/>
    </style:style>
    <style:style style:name="P9" style:family="paragraph" style:parent-style-name="Table_20_Contents">
      <style:text-properties officeooo:rsid="0025e5fa" officeooo:paragraph-rsid="0025e5fa"/>
    </style:style>
    <style:style style:name="P10" style:family="paragraph" style:parent-style-name="Table_20_Contents">
      <style:text-properties officeooo:rsid="0026c3c2" officeooo:paragraph-rsid="0026c3c2"/>
    </style:style>
    <style:style style:name="P11" style:family="paragraph" style:parent-style-name="Table_20_Contents">
      <style:text-properties officeooo:rsid="002777a4" officeooo:paragraph-rsid="002777a4"/>
    </style:style>
    <style:style style:name="P12" style:family="paragraph" style:parent-style-name="Table_20_Contents">
      <style:text-properties officeooo:rsid="0028c2ec" officeooo:paragraph-rsid="0028c2ec"/>
    </style:style>
    <style:style style:name="P13" style:family="paragraph" style:parent-style-name="Table_20_Contents">
      <style:text-properties officeooo:rsid="00299ac5" officeooo:paragraph-rsid="00299ac5"/>
    </style:style>
    <style:style style:name="P14" style:family="paragraph" style:parent-style-name="Table_20_Contents">
      <style:text-properties officeooo:rsid="002bf257" officeooo:paragraph-rsid="002bf257"/>
    </style:style>
    <style:style style:name="T1" style:family="text">
      <style:text-properties officeooo:rsid="00205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/4</text:p>
          </table:table-cell>
          <table:table-cell table:style-name="Table1.A1" office:value-type="string">
            <text:p text:style-name="P10">Module 5</text:p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8">sys_call()</text:p>
            <text:p text:style-name="P8">commhand as process</text:p>
            <text:p text:style-name="P8">Bug fixing</text:p>
          </table:table-cell>
          <table:table-cell table:style-name="Table1.A2" office:value-type="string">
            <text:p text:style-name="P14">AllocateMem</text:p>
            <text:p text:style-name="P14">uparrow key and down arrowkey history functionality</text:p>
            <text:p text:style-name="P14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>sys_call()</text:p>
            <text:p text:style-name="P7">sys_call_isr()</text:p>
            <text:p text:style-name="P7">Programmer’s Manual</text:p>
          </table:table-cell>
          <table:table-cell table:style-name="Table1.A2" office:value-type="string">
            <text:p text:style-name="P13">showAllocated()</text:p>
            <text:p text:style-name="P13">showFree()</text:p>
            <text:p text:style-name="P13">initializeHeap()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9">setAlarm()</text:p>
            <text:p text:style-name="P9">alarmProcess()</text:p>
            <text:p text:style-name="P9">infinite()</text:p>
            <text:p text:style-name="P9">setalarmWrapper()</text:p>
            <text:p text:style-name="P9">Us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9">yield()</text:p>
            <text:p text:style-name="P9">load()</text:p>
            <text:p text:style-name="P9">loadr3()</text:p>
            <text:p text:style-name="P9">User’s Manual</text:p>
          </table:table-cell>
          <table:table-cell table:style-name="Table1.A2" office:value-type="string">
            <text:p text:style-name="P11">IsItEmpty()</text:p>
            <text:p text:style-name="P11">isEmpty()</text:p>
            <text:p text:style-name="P11">Programmer’s Manual</text:p>
            <text:p text:style-name="P12">User’s Manual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4-13T01:05:08.025535290</dc:date>
    <meta:editing-duration>PT1H7M46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1" meta:paragraph-count="68" meta:word-count="90" meta:character-count="780" meta:non-whitespace-character-count="758"/>
  </office:meta>
</office:document-meta>
</file>